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2.42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6.4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4.926cm"/>
    </style:style>
    <style:style style:name="gr6" style:family="graphic" style:parent-style-name="standard">
      <style:graphic-properties draw:stroke="none" svg:stroke-color="#000000" draw:fill="none" draw:fill-color="#ffffff" draw:textarea-horizontal-align="left" draw:auto-grow-height="true" draw:auto-grow-width="true" fo:min-height="4.15cm" fo:min-width="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704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694cm"/>
    </style:style>
    <style:style style:name="gr9" style:family="graphic" style:parent-style-name="standard">
      <style:graphic-properties draw:stroke="none" svg:stroke-color="#000000" draw:fill="none" draw:fill-color="#ffffff" draw:textarea-horizontal-align="left" draw:auto-grow-height="true" draw:auto-grow-width="true" fo:min-height="11.35cm" fo:min-width="8.498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fill="solid" draw:fill-color="#ffffcc" draw:textarea-horizontal-align="justify" draw:textarea-vertical-align="middle" draw:auto-grow-height="false"/>
    </style:style>
    <style:style style:name="gr13" style:family="graphic" style:parent-style-name="standard">
      <style:graphic-properties draw:fill="solid" draw:fill-color="#c5000b" draw:textarea-vertical-align="middle" draw:auto-grow-height="false" fo:min-height="0.08cm" fo:min-width="0.028cm" fo:wrap-option="wrap"/>
    </style:style>
    <style:style style:name="gr14"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11pt" style:font-size-asian="11pt" style:font-size-complex="11pt"/>
    </style:style>
    <style:style style:name="P3" style:family="paragraph">
      <style:paragraph-properties fo:text-align="start"/>
    </style:style>
    <style:style style:name="P4" style:family="paragraph">
      <style:paragraph-properties fo:text-align="start"/>
      <style:text-properties fo:font-size="16pt" fo:font-style="italic" style:font-size-asian="16pt" style:font-style-asian="italic" style:font-size-complex="16pt" style:font-style-complex="italic"/>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 style:family="text">
      <style:text-properties fo:color="#008000" fo:font-size="11pt" fo:font-style="italic" fo:font-weight="normal" style:font-size-asian="11pt" style:font-style-asian="italic" style:font-weight-asian="normal" style:font-size-complex="11pt" style:font-style-complex="italic" style:font-weight-complex="normal"/>
    </style:style>
    <style:style style:name="T4" style:family="text">
      <style:text-properties fo:color="#008000"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color="#008000" fo:font-size="11pt" style:font-size-asian="11pt" style:font-size-complex="11pt"/>
    </style:style>
    <style:style style:name="T8" style:family="text">
      <style:text-properties fo:color="#008000" fo:font-size="10pt" style:font-size-asian="10pt" style:font-size-complex="10pt"/>
    </style:style>
    <style:style style:name="T9" style:family="text">
      <style:text-properties fo:color="#008000" fo:font-size="10pt" fo:font-weight="bold" style:font-size-asian="10pt" style:font-weight-asian="bold" style:font-size-complex="10pt" style:font-weight-complex="bold"/>
    </style:style>
    <style:style style:name="T10" style:family="text">
      <style:text-properties fo:color="#008000" fo:font-size="10pt" fo:font-weight="normal" style:font-size-asian="10pt" style:font-weight-asian="normal" style:font-size-complex="10pt" style:font-weight-complex="normal"/>
    </style:style>
    <style:style style:name="T11" style:family="text">
      <style:text-properties fo:color="#800000" fo:font-size="10pt" fo:font-weight="normal" style:font-size-asian="10pt" style:font-weight-asian="normal" style:font-size-complex="10pt" style:font-weight-complex="normal"/>
    </style:style>
    <style:style style:name="T12" style:family="text">
      <style:text-properties fo:color="#800000" fo:font-size="10pt" fo:font-weight="bold" style:font-size-asian="10pt" style:font-weight-asian="bold" style:font-size-complex="10pt" style:font-weight-complex="bold"/>
    </style:style>
    <style:style style:name="T13" style:family="text">
      <style:text-properties fo:color="#008000"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800000"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800000" fo:font-size="10pt" style:font-size-asian="10pt" style:font-size-complex="10pt"/>
    </style:style>
    <style:style style:name="T16" style:family="text">
      <style:text-properties fo:color="#800080" fo:font-size="10pt" style:font-size-asian="10pt" style:font-size-complex="10pt"/>
    </style:style>
    <style:style style:name="T17" style:family="text">
      <style:text-properties fo:font-size="11pt" fo:font-style="normal" fo:font-weight="bold" style:font-size-asian="11pt" style:font-style-asian="normal" style:font-weight-asian="bold" style:font-size-complex="11pt" style:font-style-complex="normal" style:font-weight-complex="bold"/>
    </style:style>
    <style:style style:name="T18" style:family="text">
      <style:text-properties fo:color="#000080" fo:font-size="10pt" fo:font-weight="normal" style:font-size-asian="10pt" style:font-weight-asian="normal" style:font-size-complex="10pt" style:font-weight-complex="normal"/>
    </style:style>
    <style:style style:name="T19" style:family="text">
      <style:text-properties fo:color="#000080"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fo:font-size="11pt" fo:font-weight="normal" style:font-size-asian="11pt" style:font-weight-asian="normal" style:font-size-complex="11pt" style:font-weight-complex="normal"/>
    </style:style>
    <style:style style:name="T21" style:family="text">
      <style:text-properties fo:color="#000000" fo:font-size="11pt" fo:font-weight="bold" style:font-size-asian="11pt" style:font-weight-asian="bold" style:font-size-complex="11pt" style:font-weight-complex="bold"/>
    </style:style>
    <style:style style:name="T22" style:family="text">
      <style:text-properties fo:color="#000000" fo:font-size="11pt" fo:font-weight="normal" style:font-size-asian="11pt" style:font-weight-asian="normal" style:font-size-complex="11pt" style:font-weight-complex="normal"/>
    </style:style>
    <style:style style:name="T23"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24" style:family="text">
      <style:text-properties fo:color="#008000" fo:font-size="11pt" fo:font-weight="normal" style:font-size-asian="11pt" style:font-weight-asian="normal" style:font-size-complex="11pt" style:font-weight-complex="normal"/>
    </style:style>
    <style:style style:name="T25" style:family="text">
      <style:text-properties fo:font-size="11pt" fo:font-style="italic" fo:font-weight="bold" style:font-size-asian="11pt" style:font-style-asian="italic" style:font-weight-asian="bold" style:font-size-complex="11pt" style:font-style-complex="italic" style:font-weight-complex="bold"/>
    </style:style>
    <style:style style:name="T26" style:family="text">
      <style:text-properties fo:color="#000080" fo:font-size="10pt" style:font-size-asian="10pt" style:font-size-complex="10pt"/>
    </style:style>
    <style:style style:name="T27" style:family="text">
      <style:text-properties fo:color="#800000" fo:font-size="11pt" fo:font-weight="normal" style:font-size-asian="11pt" style:font-weight-asian="normal" style:font-size-complex="11pt" style:font-weight-complex="normal"/>
    </style:style>
    <style:style style:name="T28" style:family="text">
      <style:text-properties fo:font-size="16pt" fo:font-style="italic" style:font-size-asian="16pt" style:font-style-asian="italic" style:font-size-complex="16pt" style:font-style-complex="italic"/>
    </style:style>
    <style:style style:name="T29" style:family="text">
      <style:text-properties style:text-position="super 58%"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draw:custom-shape draw:style-name="gr1" draw:text-style-name="P1" draw:layer="layout" svg:width="8.9cm" svg:height="6.6cm" svg:x="0.1cm" svg:y="14.2cm">
          <text:p/>
          <draw:enhanced-geometry svg:viewBox="0 0 21600 21600" draw:path-stretchpoint-x="10800" draw:path-stretchpoint-y="10800" draw:text-areas="?f3 ?f4 ?f5 ?f6" draw:type="round-rectangle" draw:modifiers="2725.281701317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9.2cm" svg:height="8.3cm" svg:x="10cm" svg:y="0.2cm">
          <text:p/>
          <draw:enhanced-geometry svg:viewBox="0 0 21600 21600" draw:path-stretchpoint-x="10800" draw:path-stretchpoint-y="10800" draw:text-areas="?f3 ?f4 ?f5 ?f6" draw:type="round-rectangle" draw:modifiers="2279.683377308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024cm" svg:height="0.962cm" svg:x="0.6cm" svg:y="14.1cm">
          <draw:text-box>
            <text:p>Particle Bloc</text:p>
          </draw:text-box>
        </draw:frame>
        <draw:frame draw:style-name="gr2" draw:layer="layout" svg:width="4.871cm" svg:height="0.962cm" svg:x="10.329cm" svg:y="0.138cm">
          <draw:text-box>
            <text:p>Diagnostic Bloc</text:p>
          </draw:text-box>
        </draw:frame>
        <draw:custom-shape draw:style-name="gr1" draw:text-style-name="P1" draw:layer="layout" svg:width="8.5cm" svg:height="7.151cm" svg:x="19.4cm" svg:y="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288cm" svg:height="0.962cm" svg:x="20.244cm" svg:y="0.2cm">
          <draw:text-box>
            <text:p>Field Bloc</text:p>
          </draw:text-box>
        </draw:frame>
        <draw:frame draw:style-name="gr4" draw:text-style-name="P2" draw:layer="layout" svg:width="8.13cm" svg:height="6.465cm" svg:x="19.3cm" svg:y="0.9cm">
          <draw:text-box>
            <text:p><text:span text:style-name="T1">field :</text:span><text:span text:style-name="T2"> Main routine of the bloc, calls other</text:span></text:p>
            <text:p><text:span text:style-name="T3"><text:s text:c="5"/></text:span><text:span text:style-name="T4">calc_field</text:span></text:p>
            <text:p><text:span text:style-name="T1">field_e </text:span><text:span text:style-name="T5">: </text:span><text:span text:style-name="T6">computes electric field</text:span></text:p>
            <text:p><text:span text:style-name="T7"><text:s text:c="5"/></text:span><text:span text:style-name="T8">Ecalc,MEfield</text:span></text:p>
            <text:p><text:span text:style-name="T1">field_b</text:span><text:span text:style-name="T5"> : </text:span><text:span text:style-name="T6">computes magnetic field</text:span></text:p>
            <text:p><text:span text:style-name="T8"><text:s text:c="6"/></text:span><text:span text:style-name="T8">Bcalc,testBfield</text:span></text:p>
            <text:p><text:span text:style-name="T1">field_pe </text:span><text:span text:style-name="T5">:</text:span><text:span text:style-name="T6"> compute pressure field</text:span></text:p>
            <text:p><text:span text:style-name="T8"><text:s text:c="6"/></text:span><text:span text:style-name="T8">Pecalc</text:span></text:p>
            <text:p><text:span text:style-name="T1">field_cond_limit : </text:span><text:span text:style-name="T2">deals with boundaries</text:span></text:p>
            <text:p><text:span text:style-name="T9"><text:s text:c="6"/></text:span><text:span text:style-name="T10">bound_init_mpi_planes, cond_limit_func,</text:span></text:p>
            <text:p><text:span text:style-name="T10"><text:s text:c="6"/></text:span><text:span text:style-name="T10">bound_free_mpi_planes, </text:span><text:span text:style-name="T11">mtpd3, b_boundary,</text:span></text:p>
            <text:p><text:span text:style-name="T11"><text:s text:c="6"/></text:span><text:span text:style-name="T11">apdh3d_arr3d, mtpd_four <text:s text:c="6"/></text:span><text:span text:style-name="T12"><text:s text:c="2"/></text:span></text:p>
            <text:p><text:span text:style-name="T1">field_lissage</text:span><text:span text:style-name="T5"> : </text:span><text:span text:style-name="T6">smoothes fields</text:span></text:p>
            <text:p><text:span text:style-name="T8"><text:s text:c="6"/></text:span><text:span text:style-name="T8">smth_init_mpi_plane,smth_free_mpi_plane</text:span></text:p>
            <text:p><text:span text:style-name="T8"><text:s text:c="6"/></text:span><text:span text:style-name="T8">smth_func</text:span></text:p>
          </draw:text-box>
        </draw:frame>
        <draw:frame draw:style-name="gr2" draw:text-style-name="P2" draw:layer="layout" svg:width="8.998cm" svg:height="6.033cm" svg:x="0.199cm" svg:y="14.85cm">
          <draw:text-box>
            <text:p><text:span text:style-name="T1">particle:</text:span><text:span text:style-name="T2"> Main routine of the bloc, calls other</text:span></text:p>
            <text:p><text:span text:style-name="T13"><text:s text:c="5"/></text:span><text:span text:style-name="T13">move, xcalc3,</text:span><text:span text:style-name="T14">mvsp3r, vcalc3, sortie</text:span></text:p>
            <text:p><text:span text:style-name="T1">part_com </text:span><text:span text:style-name="T5">: </text:span><text:span text:style-name="T6">passes part. from one proc to others</text:span></text:p>
            <text:p><text:span text:style-name="T7"><text:s text:c="5"/></text:span><text:span text:style-name="T8">pack_com,</text:span><text:span text:style-name="T15"> pack_part, communication,</text:span></text:p>
            <text:p><text:span text:style-name="T15"><text:s text:c="5"/></text:span><text:span text:style-name="T15">pre_communication, rangement</text:span></text:p>
            <text:p><text:span text:style-name="T1">part_init</text:span><text:span text:style-name="T5"> : </text:span><text:span text:style-name="T6">set sw particles at initialization</text:span></text:p>
            <text:p><text:span text:style-name="T8"><text:s text:c="5"/></text:span><text:span text:style-name="T8">pldf1,</text:span><text:span text:style-name="T15">pldf1s</text:span></text:p>
            <text:p><text:span text:style-name="T1">part_fluxes </text:span><text:span text:style-name="T5">:</text:span><text:span text:style-name="T6"> computes sw particle fluxes</text:span></text:p>
            <text:p><text:span text:style-name="T10"><text:s text:c="5"/></text:span><text:span text:style-name="T10">compute_fluxes</text:span></text:p>
            <text:p><text:span text:style-name="T1">part_moment:</text:span><text:span text:style-name="T2"> Computes moments</text:span></text:p>
            <text:p><text:span text:style-name="T13"><text:s text:c="5"/></text:span><text:span text:style-name="T13">momtin,momt3d, momad, Amtsp3, Bmtsp3,Dmtsp3,</text:span></text:p>
            <text:p><text:span text:style-name="T13"><text:s text:c="6"/></text:span><text:span text:style-name="T13">Emtsp3, Fmtsp3,</text:span><text:span text:style-name="T14">momad3r, Cmtsp3</text:span></text:p>
            <text:p><text:span text:style-name="T1">part_creation</text:span><text:span text:style-name="T5"> : </text:span><text:span text:style-name="T6">adds sw part. at each time step</text:span></text:p>
            <text:p><text:span text:style-name="T8"><text:s text:c="5"/></text:span><text:span text:style-name="T8">new_particles</text:span></text:p>
          </draw:text-box>
        </draw:frame>
        <draw:custom-shape draw:style-name="gr1" draw:text-style-name="P1" draw:layer="layout" svg:width="9.7cm" svg:height="13.9cm" svg:x="0.1cm" svg:y="0.1cm">
          <text:p/>
          <draw:enhanced-geometry svg:viewBox="0 0 21600 21600" draw:path-stretchpoint-x="10800" draw:path-stretchpoint-y="10800" draw:text-areas="?f3 ?f4 ?f5 ?f6" draw:type="round-rectangle" draw:modifiers="2361.337629152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871cm" svg:height="0.962cm" svg:x="0.6cm" svg:y="0cm">
          <draw:text-box>
            <text:p>Definitions Bloc</text:p>
          </draw:text-box>
        </draw:frame>
        <draw:custom-shape draw:style-name="gr1" draw:text-style-name="P1" draw:layer="layout" svg:width="9.501cm" svg:height="5cm" svg:x="18.3cm" svg:y="1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layer="layout" svg:width="5.48cm" svg:height="0.962cm" svg:x="18.52cm" svg:y="14.9cm">
          <draw:text-box>
            <text:p>Environment Bloc</text:p>
          </draw:text-box>
        </draw:frame>
        <draw:frame draw:style-name="gr6" draw:text-style-name="P2" draw:layer="layout" svg:width="9.916cm" svg:height="4.4cm" svg:x="18.1cm" svg:y="15.8cm">
          <draw:text-box>
            <text:p><text:span text:style-name="T1">environment :</text:span><text:span text:style-name="T2"> Main routine of the bloc,</text:span></text:p>
            <text:p><text:span text:style-name="T2"><text:tab/></text:span><text:span text:style-name="T2"> </text:span><text:span text:style-name="T2">Set pointers calling func. in other modules.</text:span></text:p>
            <text:p><text:span text:style-name="T13"><text:s text:c="2"/></text:span><text:span text:style-name="T13">select_environment,nullify_environment, add_B_dipole</text:span></text:p>
            <text:p><text:span text:style-name="T13"><text:s text:c="2"/></text:span><text:span text:style-name="T13">add_exosphere, add_ionosphere,feed_ionosphere</text:span></text:p>
            <text:p><text:span text:style-name="T13"><text:s text:c="2"/></text:span><text:span text:style-name="T13">calc_photoproduction, calc_charge_exchange init_species</text:span></text:p>
            <text:p><text:span text:style-name="T1">env_* </text:span><text:span text:style-name="T5">: </text:span><text:span text:style-name="T6">contains routines specific to an environement</text:span></text:p>
            <text:p><text:span text:style-name="T8"><text:s text:c="4"/></text:span><text:span text:style-name="T8">alloc_*, dealloc_*,init_species_*, exosphere_*,</text:span></text:p>
            <text:p><text:span text:style-name="T8"><text:s text:c="4"/></text:span><text:span text:style-name="T8">Photoproduction_*, charge_exchange_*, magnetic_field_*</text:span></text:p>
            <text:p><text:span text:style-name="T8"><text:s text:c="4"/></text:span><text:span text:style-name="T8">create_ionosphere_*, feed_ionosphere_*</text:span></text:p>
          </draw:text-box>
        </draw:frame>
        <draw:g>
          <draw:custom-shape draw:style-name="gr1" draw:text-style-name="P1" draw:layer="layout" svg:width="8.911cm" svg:height="7cm" svg:x="9.197cm" svg:y="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layer="layout" svg:width="5.256cm" svg:height="0.962cm" svg:x="9.791cm" svg:y="13.8cm">
            <draw:text-box>
              <text:p>Atmosphere bloc</text:p>
            </draw:text-box>
          </draw:frame>
          <draw:frame draw:style-name="gr8" draw:text-style-name="P2" draw:layer="layout" svg:width="9.194cm" svg:height="5.995cm" svg:x="9.1cm" svg:y="14.767cm">
            <draw:text-box>
              <text:p><text:span text:style-name="T1">atm_charge exchange:</text:span><text:span text:style-name="T2"> charge exchange</text:span></text:p>
              <text:p><text:span text:style-name="T13"><text:s text:c="2"/></text:span><text:span text:style-name="T13">charge_exchange_generic</text:span></text:p>
              <text:p><text:span text:style-name="T1">atm_photproduction </text:span><text:span text:style-name="T5">: </text:span><text:span text:style-name="T6">computes photo_prod</text:span></text:p>
              <text:p><text:span text:style-name="T7"><text:s text:c="2"/></text:span><text:span text:style-name="T8">photoproduction_generic,flux_solaire_generic,</text:span><text:span text:style-name="T15">shadow</text:span></text:p>
              <text:p><text:span text:style-name="T8"><text:s text:c="2"/></text:span><text:span text:style-name="T16">p</text:span><text:span text:style-name="T15">rod_ionisation ,finalize_absorption, absorption_EUV, </text:span></text:p>
              <text:p><text:span text:style-name="T1">atm_sections_efficaces</text:span><text:span text:style-name="T5">: </text:span><text:span text:style-name="T6">contains cross-sections</text:span></text:p>
              <text:p><text:span text:style-name="T8"><text:s text:c="2"/></text:span><text:span text:style-name="T8">several routines</text:span></text:p>
              <text:p><text:span text:style-name="T1">atm_magnetic_fields </text:span><text:span text:style-name="T5">:</text:span><text:span text:style-name="T6"> computes mag. fields</text:span></text:p>
              <text:p><text:span text:style-name="T10"><text:s text:c="2"/></text:span><text:span text:style-name="T10">add_dipole_generic, add_multipole_generic,</text:span></text:p>
              <text:p><text:span text:style-name="T10"><text:s text:c="2"/></text:span><text:span text:style-name="T11">convert, calc_legendre</text:span></text:p>
              <text:p><text:span text:style-name="T1">atm_ionosphere:</text:span><text:span text:style-name="T2"> creates,maintains ionosphere</text:span></text:p>
              <text:p><text:span text:style-name="T13"><text:s text:c="2"/></text:span><text:span text:style-name="T13">split_particle_iono,create_ionosphere_generic,</text:span></text:p>
              <text:p><text:span text:style-name="T13"><text:s text:c="2"/></text:span><text:span text:style-name="T13">iono_densities_generic,Ion_production_generic,</text:span></text:p>
              <text:p><text:span text:style-name="T13"><text:s text:c="4"/></text:span><text:span text:style-name="T14">set_particle_ionosphere,add_particle_ionosphere</text:span></text:p>
            </draw:text-box>
          </draw:frame>
        </draw:g>
        <draw:frame draw:style-name="gr9" draw:text-style-name="P2" draw:layer="layout" svg:width="9.959cm" svg:height="13.785cm" svg:x="0.002cm" svg:y="0.6cm">
          <draw:text-box>
            <text:p><text:span text:style-name="T1">defs_basis:</text:span><text:span text:style-name="T2"> Defines constants</text:span></text:p>
            <text:p><text:span text:style-name="T17">defs_parametres </text:span><text:span text:style-name="T2">: defines parameters</text:span></text:p>
            <text:p><text:span text:style-name="T1">defs_variable </text:span><text:span text:style-name="T5">: </text:span><text:span text:style-name="T6">defines global variables</text:span></text:p>
            <text:p><text:span text:style-name="T1">defs_grid:</text:span><text:span text:style-name="T5"> </text:span><text:span text:style-name="T6">defines and sets grid vars</text:span></text:p>
            <text:p><text:span text:style-name="T8"><text:s text:c="5"/></text:span><text:span text:style-name="T8">set_grid, ncell_compute</text:span></text:p>
            <text:p><text:span text:style-name="T1">defs_species </text:span><text:span text:style-name="T5">:</text:span><text:span text:style-name="T6"> defs species type</text:span></text:p>
            <text:p><text:span text:style-name="T18"><text:s text:c="3"/></text:span><text:span text:style-name="T18">species_type, <text:s/>planet_type,</text:span><text:span text:style-name="T10"> alloc_species,</text:span></text:p>
            <text:p><text:span text:style-name="T10"><text:s text:c="3"/></text:span><text:span text:style-name="T10">dealloc_species, print_species, species_def_dim_cdf,</text:span></text:p>
            <text:p><text:span text:style-name="T10"><text:s text:c="3"/></text:span><text:span text:style-name="T10">species_def_var_cdf, species_put_var_cdf,</text:span></text:p>
            <text:p><text:span text:style-name="T10"><text:s text:c="3"/></text:span><text:span text:style-name="T10">species_get_var_cdf, species_put_var_bin,</text:span></text:p>
            <text:p><text:span text:style-name="T10"><text:s text:c="3"/></text:span><text:span text:style-name="T10">species_get_var_bin </text:span></text:p>
            <text:p><text:span text:style-name="T1">defs_atmospheretype:</text:span><text:span text:style-name="T2"> defs atmosphere type</text:span></text:p>
            <text:p><text:span text:style-name="T19"><text:s text:c="5"/></text:span><text:span text:style-name="T19">atmosphere_type</text:span><text:span text:style-name="T13">,allocate_atmosphere</text:span></text:p>
            <text:p><text:span text:style-name="T1">defs_particletype :</text:span><text:span text:style-name="T20"> </text:span><text:span text:style-name="T2">defs particle type</text:span></text:p>
            <text:p><text:span text:style-name="T18"><text:s text:c="3"/></text:span><text:span text:style-name="T18">particletype</text:span><text:span text:style-name="T10">, particle_type_size, init_MPI_particle,</text:span></text:p>
            <text:p><text:span text:style-name="T10"><text:s text:c="3"/></text:span><text:span text:style-name="T10">free_MPI_particle, set_zero_particle, get_var_particle_bin</text:span></text:p>
            <text:p><text:span text:style-name="T10"><text:s text:c="4"/></text:span><text:span text:style-name="T10">def_var_particle_cdf, put_var_particle_cdf,</text:span></text:p>
            <text:p><text:span text:style-name="T10"><text:s text:c="4"/></text:span><text:span text:style-name="T10">get_var_particle_cdf , put_var_particle_bin, <text:s text:c="2"/></text:span></text:p>
            <text:p><text:span text:style-name="T21">defs_mpitype:</text:span><text:span text:style-name="T22"> </text:span><text:span text:style-name="T23">adds sw part. at each time step</text:span></text:p>
            <text:p><text:span text:style-name="T18"><text:s text:c="5"/></text:span><text:span text:style-name="T18">mpitype,</text:span><text:span text:style-name="T10"> init_all_mpiinfo, print_mpiinfo,</text:span></text:p>
            <text:p><text:span text:style-name="T10"><text:s text:c="5"/></text:span><text:span text:style-name="T11">init_MPI, init_mpiinfo,voisinage</text:span></text:p>
            <text:p><text:span text:style-name="T21">defs_diag_type:</text:span><text:span text:style-name="T22"> </text:span><text:span text:style-name="T23">defs diagnosis related type</text:span></text:p>
            <text:p><text:span text:style-name="T18"><text:s text:c="5"/></text:span><text:span text:style-name="T18">diag_type,</text:span><text:span text:style-name="T10"> init_diag_type,clean_diag_type</text:span></text:p>
            <text:p><text:span text:style-name="T1">defs_arr3Dtype: </text:span><text:span text:style-name="T2">defs for 3D arrays</text:span></text:p>
            <text:p><text:span text:style-name="T18"><text:s text:c="5"/></text:span><text:span text:style-name="T18">arr3Dtype,</text:span><text:span text:style-name="T10">alloc_arr3D, dealloc_arr3D</text:span></text:p>
            <text:p><text:span text:style-name="T1">defs_basic_cdf : </text:span><text:span text:style-name="T2">cdf routines</text:span></text:p>
            <text:p><text:span text:style-name="T24"><text:s text:c="2"/></text:span><text:span text:style-name="T10">test_cdf, get_simple_dimens_cdf, <text:s/>get_simple_variable_cdf</text:span></text:p>
            <text:p><text:span text:style-name="T1">defs_tregister:</text:span><text:span text:style-name="T25"> </text:span><text:span text:style-name="T2">defines times for diags</text:span></text:p>
            <text:p><text:span text:style-name="T18"><text:s/></text:span><text:span text:style-name="T18">treg_type, </text:span><text:span text:style-name="T10">set_tregister, clean_tregister</text:span></text:p>
            <text:p><text:span text:style-name="T1">defs_counts_type</text:span><text:span text:style-name="T5">: </text:span><text:span text:style-name="T6">defs count type (for part diag)</text:span></text:p>
            <text:p><text:span text:style-name="T8"><text:s text:c="5"/></text:span><text:span text:style-name="T26">count_single_type,count_double_type,</text:span></text:p>
            <text:p><text:span text:style-name="T8"><text:s text:c="5"/></text:span><text:span text:style-name="T8">init_count_particle_type</text:span></text:p>
            <text:p><text:span text:style-name="T8"/></text:p>
          </draw:text-box>
        </draw:frame>
        <draw:custom-shape draw:style-name="gr10" draw:text-style-name="P1" draw:layer="layout" svg:width="5.8cm" svg:height="1.6cm" svg:x="10.4cm" svg:y="10.7cm">
          <text:p text:style-name="P1">Initialisation</text:p>
          <text:p text:style-name="P1"><text:span text:style-name="T8">allocation, deallocation, h3init, </text:span><text:span text:style-name="T15">init3,</text:span></text:p>
          <text:p text:style-name="P1"><text:span text:style-name="T15"><text:s/></text:span><text:span text:style-name="T15">print_procs_distrib,print_init_infos </text:span></text:p>
          <draw:enhanced-geometry svg:viewBox="0 0 21600 21600" draw:type="rectangle" draw:enhanced-path="M 0 0 L 21600 0 21600 21600 0 21600 0 0 Z N"/>
        </draw:custom-shape>
        <draw:custom-shape draw:style-name="gr10" draw:text-style-name="P1" draw:layer="layout" svg:width="4.8cm" svg:height="1.1cm" svg:x="10.5cm" svg:y="9.4cm">
          <text:p text:style-name="P1">time_schedule</text:p>
          <text:p text:style-name="P1"><text:span text:style-name="T8"><text:s/></text:span><text:span text:style-name="T8">first, cam3,last</text:span></text:p>
          <draw:enhanced-geometry svg:viewBox="0 0 21600 21600" draw:type="rectangle" draw:enhanced-path="M 0 0 L 21600 0 21600 21600 0 21600 0 0 Z N"/>
        </draw:custom-shape>
        <draw:g>
          <draw:custom-shape draw:style-name="gr1" draw:text-style-name="P1" draw:layer="layout" svg:width="8.1cm" svg:height="7cm" svg:x="19.7cm" svg:y="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094cm" svg:height="0.962cm" svg:x="20.2cm" svg:y="7.5cm">
            <draw:text-box>
              <text:p><text:s/>Miscellaneous Bloc</text:p>
            </draw:text-box>
          </draw:frame>
          <draw:frame draw:style-name="gr4" draw:text-style-name="P2" draw:layer="layout" svg:width="7.957cm" svg:height="6.465cm" svg:x="19.8cm" svg:y="8.135cm">
            <draw:text-box>
              <text:p><text:span text:style-name="T1">m_logo :</text:span><text:span text:style-name="T2"> print logo and header</text:span></text:p>
              <text:p><text:span text:style-name="T24"><text:s text:c="2"/></text:span><text:span text:style-name="T24">logo,print_date</text:span><text:span text:style-name="T27">,take_date, compil_info</text:span></text:p>
              <text:p><text:span text:style-name="T1">m_cmdline </text:span><text:span text:style-name="T5">: </text:span><text:span text:style-name="T6">deals with runtime options</text:span></text:p>
              <text:p><text:span text:style-name="T7"><text:s text:c="3"/></text:span><text:span text:style-name="T8">cmd_line,</text:span><text:span text:style-name="T15"> print_help</text:span></text:p>
              <text:p><text:span text:style-name="T1">m_timing</text:span><text:span text:style-name="T5"> : </text:span><text:span text:style-name="T6">timing of the routines (diag)</text:span></text:p>
              <text:p><text:span text:style-name="T8"><text:s text:c="3"/></text:span><text:span text:style-name="T26">entry_type,</text:span><text:span text:style-name="T8">time_init, time_clean, time_get,</text:span></text:p>
              <text:p><text:span text:style-name="T8"><text:s text:c="3"/></text:span><text:span text:style-name="T15">time_init_names, time_add,time_sprint,</text:span></text:p>
              <text:p><text:span text:style-name="T15"><text:s text:c="3"/></text:span><text:span text:style-name="T15">time_separator,time_partition</text:span></text:p>
              <text:p><text:span text:style-name="T1">m_writeout </text:span><text:span text:style-name="T5">:</text:span><text:span text:style-name="T6"> manages the output</text:span></text:p>
              <text:p><text:span text:style-name="T8"><text:s text:c="3"/></text:span><text:span text:style-name="T8">wrtout, wrt_double, wrt_debug </text:span><text:span text:style-name="T15">wrtout_myproc</text:span></text:p>
              <text:p><text:span text:style-name="T1">m_restart :</text:span><text:span text:style-name="T25"> </text:span><text:span text:style-name="T2">deals with restart</text:span></text:p>
              <text:p><text:span text:style-name="T10"><text:s text:c="3"/></text:span><text:span text:style-name="T10">wrt_restart, re_start, </text:span><text:span text:style-name="T11">read_restart</text:span></text:p>
              <text:p><text:span text:style-name="T1">m_rand_gen : </text:span><text:span text:style-name="T2">generates random numbers</text:span></text:p>
              <text:p><text:span text:style-name="T13"><text:s text:c="3"/></text:span><text:span text:style-name="T13">rand_vars_put, rand_vars_get,rand_gen1, </text:span></text:p>
              <text:p><text:span text:style-name="T13"><text:s text:c="4"/></text:span><text:span text:style-name="T13">unif_dist, unif_dist2, bi_max_dib </text:span></text:p>
            </draw:text-box>
          </draw:frame>
        </draw:g>
        <draw:custom-shape draw:style-name="gr11" draw:text-style-name="P1" draw:layer="layout" svg:width="4cm" svg:height="2cm" svg:x="15.1cm" svg:y="9.3cm">
          <text:p text:style-name="P1">Hyb_3D</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4" draw:text-style-name="P2" draw:layer="layout" svg:width="9.223cm" svg:height="7.685cm" svg:x="10.1cm" svg:y="0.736cm">
          <draw:text-box>
            <text:p><text:span text:style-name="T1">diagnostique :</text:span><text:span text:style-name="T2"> main routine of the bloc</text:span></text:p>
            <text:p><text:span text:style-name="T24"><text:s text:c="2"/></text:span><text:span text:style-name="T24">diag_all</text:span></text:p>
            <text:p><text:span text:style-name="T1">diag_energy</text:span><text:span text:style-name="T5"> : </text:span><text:span text:style-name="T6">diags of energy</text:span></text:p>
            <text:p><text:span text:style-name="T8"><text:s text:c="2"/></text:span><text:span text:style-name="T8">energy_proc,</text:span><text:span text:style-name="T15">controls</text:span></text:p>
            <text:p><text:span text:style-name="T1">diag_fields </text:span><text:span text:style-name="T5">:</text:span><text:span text:style-name="T6"> diags of fields</text:span></text:p>
            <text:p><text:span text:style-name="T8"><text:s text:c="3"/></text:span><text:span text:style-name="T8">wrt_fields, </text:span><text:span text:style-name="T15">create_file_name</text:span></text:p>
            <text:p><text:span text:style-name="T1">diag_particles :</text:span><text:span text:style-name="T25"> </text:span><text:span text:style-name="T2">diags of particles</text:span></text:p>
            <text:p><text:span text:style-name="T10"><text:s text:c="3"/></text:span><text:span text:style-name="T10">wrt_particles, </text:span><text:span text:style-name="T11">create_file_name</text:span></text:p>
            <text:p><text:span text:style-name="T1">diag_tm_results:</text:span><text:span text:style-name="T25"> </text:span><text:span text:style-name="T2">record timing</text:span></text:p>
            <text:p><text:span text:style-name="T10"><text:s text:c="3"/></text:span><text:span text:style-name="T10">wrt_results, </text:span><text:span text:style-name="T11">create_file_name</text:span></text:p>
            <text:p><text:span text:style-name="T1">diag_wrt_common_cdf :</text:span><text:span text:style-name="T2">routines for writing diags</text:span></text:p>
            <text:p><text:span text:style-name="T10"><text:s text:c="2"/></text:span><text:span text:style-name="T10">create_wrt_dimensions_cdf,set_global_attribute_cdf,</text:span></text:p>
            <text:p><text:span text:style-name="T10"><text:s text:c="2"/></text:span><text:span text:style-name="T10">common_def_var_cdf, common_put_var_cdf,</text:span></text:p>
            <text:p><text:span text:style-name="T10"><text:s text:c="2"/></text:span><text:span text:style-name="T10">piinfo_def_var_cdf, mpiinfo_put_var_cdf</text:span></text:p>
            <text:p><text:span text:style-name="T1">diag_moment_species :</text:span><text:span text:style-name="T25"> </text:span><text:span text:style-name="T2">diags of diff. species</text:span></text:p>
            <text:p><text:span text:style-name="T10"><text:s text:c="3"/></text:span><text:span text:style-name="T10">wrt_particles, </text:span><text:span text:style-name="T11">create_file_name</text:span></text:p>
            <text:p><text:span text:style-name="T1">diag_iono : </text:span><text:span text:style-name="T2">density of atm species (incl. neutrals)</text:span></text:p>
            <text:p><text:span text:style-name="T13"><text:s text:c="3"/></text:span><text:span text:style-name="T13">wrt_iono, </text:span><text:span text:style-name="T14">create_file_name_iono</text:span></text:p>
          </draw:text-box>
        </draw:frame>
        <draw:custom-shape draw:style-name="gr12" draw:text-style-name="P4" draw:layer="layout" svg:width="6.1cm" svg:height="1cm" svg:x="21.5cm" svg:y="19.9cm">
          <text:p text:style-name="P3"><text:span text:style-name="T28">As of dec. 31</text:span><text:span text:style-name="T29">Th</text:span><text:span text:style-name="T28">, 2011 <text:s text:c="2"/></text:span></text:p>
          <draw:enhanced-geometry svg:viewBox="0 0 21600 21600" draw:path-stretchpoint-x="10800" draw:path-stretchpoint-y="11000" draw:text-areas="?f0 ?f0 ?f3 ?f12" draw:type="horizontal-scroll" draw:modifiers="3215.18481518482"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3" draw:text-style-name="P1" draw:layer="layout" svg:width="0.5cm" svg:height="0.9cm" svg:x="27cm" svg:y="20.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draw:page-thumbnail draw:style-name="gr14"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eb </meta:initial-creator>
    <meta:creation-date>2011-12-27T10:02:32</meta:creation-date>
    <meta:editing-duration>PT04H25M17S</meta:editing-duration>
    <meta:editing-cycles>60</meta:editing-cycles>
    <dc:date>2012-01-13T15:33:39</dc:date>
    <dc:creator>Seb </dc:creator>
    <meta:generator>OpenOffice.org/3.2$Unix OpenOffice.org_project/320m15$Build-9492</meta:generator>
    <meta:document-statistic meta:object-count="51"/>
  </office:meta>
</office:document-meta>
</file>